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1094306891612547">
            <text:p>0.11094306891612547</text:p>
          </table:table-cell>
          <table:table-cell office:value-type="float" office:value="0.10752965159550483">
            <text:p>0.10752965159550483</text:p>
          </table:table-cell>
          <table:table-cell office:value-type="float" office:value="0.10755172201606887">
            <text:p>0.10755172201606887</text:p>
          </table:table-cell>
          <table:table-cell office:value-type="float" office:value="0.10391261776258255">
            <text:p>0.10391261776258255</text:p>
          </table:table-cell>
          <table:table-cell office:value-type="float" office:value="0.1020170059234704">
            <text:p>0.1020170059234704</text:p>
          </table:table-cell>
          <table:table-cell office:value-type="float" office:value="0.09939227258887616">
            <text:p>0.09939227258887616</text:p>
          </table:table-cell>
          <table:table-cell office:value-type="float" office:value="0.10399637024561412">
            <text:p>0.10399637024561412</text:p>
          </table:table-cell>
          <table:table-cell office:value-type="float" office:value="0.11847238381053395">
            <text:p>0.11847238381053395</text:p>
          </table:table-cell>
          <table:table-cell office:value-type="float" office:value="0.13400016448692262">
            <text:p>0.13400016448692262</text:p>
          </table:table-cell>
          <table:table-cell office:value-type="float" office:value="0.14195421640233508">
            <text:p>0.14195421640233508</text:p>
          </table:table-cell>
          <table:table-cell office:value-type="float" office:value="0.14730871774973062">
            <text:p>0.14730871774973062</text:p>
          </table:table-cell>
          <table:table-cell office:value-type="float" office:value="0.14975748770647093">
            <text:p>0.14975748770647093</text:p>
          </table:table-cell>
          <table:table-cell office:value-type="float" office:value="0.15069632935392807">
            <text:p>0.15069632935392807</text:p>
          </table:table-cell>
          <table:table-cell office:value-type="float" office:value="0.1501114720310937">
            <text:p>0.1501114720310937</text:p>
          </table:table-cell>
          <table:table-cell office:value-type="float" office:value="0.1482532218679737">
            <text:p>0.1482532218679737</text:p>
          </table:table-cell>
          <table:table-cell office:value-type="float" office:value="0.14701518340887704">
            <text:p>0.14701518340887704</text:p>
          </table:table-cell>
          <table:table-cell office:value-type="float" office:value="0.14754335670526636">
            <text:p>0.14754335670526636</text:p>
          </table:table-cell>
          <table:table-cell office:value-type="float" office:value="0.15223472199222182">
            <text:p>0.15223472199222182</text:p>
          </table:table-cell>
          <table:table-cell office:value-type="float" office:value="0.15692839614685136">
            <text:p>0.15692839614685136</text:p>
          </table:table-cell>
          <table:table-cell office:value-type="float" office:value="0.15722060242589916">
            <text:p>0.15722060242589916</text:p>
          </table:table-cell>
          <table:table-cell office:value-type="float" office:value="0.15440321852776148">
            <text:p>0.15440321852776148</text:p>
          </table:table-cell>
          <table:table-cell office:value-type="float" office:value="0.14828343831397675">
            <text:p>0.14828343831397675</text:p>
          </table:table-cell>
          <table:table-cell office:value-type="float" office:value="0.13809282908323603">
            <text:p>0.13809282908323603</text:p>
          </table:table-cell>
          <table:table-cell office:value-type="float" office:value="0.12354694798373783">
            <text:p>0.12354694798373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635112007451983">
            <text:p>0.2635112007451983</text:p>
          </table:table-cell>
          <table:table-cell office:value-type="float" office:value="0.2554036758174245">
            <text:p>0.2554036758174245</text:p>
          </table:table-cell>
          <table:table-cell office:value-type="float" office:value="0.25545609732586555">
            <text:p>0.25545609732586555</text:p>
          </table:table-cell>
          <table:table-cell office:value-type="float" office:value="0.2468125223748426">
            <text:p>0.2468125223748426</text:p>
          </table:table-cell>
          <table:table-cell office:value-type="float" office:value="0.24231007840289065">
            <text:p>0.24231007840289065</text:p>
          </table:table-cell>
          <table:table-cell office:value-type="float" office:value="0.2360758301583449">
            <text:p>0.2360758301583449</text:p>
          </table:table-cell>
          <table:table-cell office:value-type="float" office:value="0.24701145068631455">
            <text:p>0.24701145068631455</text:p>
          </table:table-cell>
          <table:table-cell office:value-type="float" office:value="0.28139477678106833">
            <text:p>0.28139477678106833</text:p>
          </table:table-cell>
          <table:table-cell office:value-type="float" office:value="0.31827625275715216">
            <text:p>0.31827625275715216</text:p>
          </table:table-cell>
          <table:table-cell office:value-type="float" office:value="0.33716866119237077">
            <text:p>0.33716866119237077</text:p>
          </table:table-cell>
          <table:table-cell office:value-type="float" office:value="0.3498866353139513">
            <text:p>0.3498866353139513</text:p>
          </table:table-cell>
          <table:table-cell office:value-type="float" office:value="0.3557029365750718">
            <text:p>0.3557029365750718</text:p>
          </table:table-cell>
          <table:table-cell office:value-type="float" office:value="0.3579328666847033">
            <text:p>0.3579328666847033</text:p>
          </table:table-cell>
          <table:table-cell office:value-type="float" office:value="0.35654371766520704">
            <text:p>0.35654371766520704</text:p>
          </table:table-cell>
          <table:table-cell office:value-type="float" office:value="0.35213001488455953">
            <text:p>0.35213001488455953</text:p>
          </table:table-cell>
          <table:table-cell office:value-type="float" office:value="0.34918943460214485">
            <text:p>0.34918943460214485</text:p>
          </table:table-cell>
          <table:table-cell office:value-type="float" office:value="0.35044394811878704">
            <text:p>0.35044394811878704</text:p>
          </table:table-cell>
          <table:table-cell office:value-type="float" office:value="0.36158684611122227">
            <text:p>0.36158684611122227</text:p>
          </table:table-cell>
          <table:table-cell office:value-type="float" office:value="0.37273522810999343">
            <text:p>0.37273522810999343</text:p>
          </table:table-cell>
          <table:table-cell office:value-type="float" office:value="0.3734292744186952">
            <text:p>0.3734292744186952</text:p>
          </table:table-cell>
          <table:table-cell office:value-type="float" office:value="0.36673744390407614">
            <text:p>0.36673744390407614</text:p>
          </table:table-cell>
          <table:table-cell office:value-type="float" office:value="0.3522017847756068">
            <text:p>0.3522017847756068</text:p>
          </table:table-cell>
          <table:table-cell office:value-type="float" office:value="0.3279971210597701">
            <text:p>0.3279971210597701</text:p>
          </table:table-cell>
          <table:table-cell office:value-type="float" office:value="0.29344784608592406">
            <text:p>0.2934478460859240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625700215348082">
            <text:p>0.6625700215348082</text:p>
          </table:table-cell>
          <table:table-cell office:value-type="float" office:value="0.6962924550793317">
            <text:p>0.6962924550793317</text:p>
          </table:table-cell>
          <table:table-cell office:value-type="float" office:value="0.7094534123116056">
            <text:p>0.7094534123116056</text:p>
          </table:table-cell>
          <table:table-cell office:value-type="float" office:value="0.6635041250532115">
            <text:p>0.6635041250532115</text:p>
          </table:table-cell>
          <table:table-cell office:value-type="float" office:value="0.6032002154453151">
            <text:p>0.6032002154453151</text:p>
          </table:table-cell>
          <table:table-cell office:value-type="float" office:value="0.4874019721059264">
            <text:p>0.4874019721059264</text:p>
          </table:table-cell>
          <table:table-cell office:value-type="float" office:value="0.5287373663573967">
            <text:p>0.5287373663573967</text:p>
          </table:table-cell>
          <table:table-cell office:value-type="float" office:value="0.4125428000725905">
            <text:p>0.4125428000725905</text:p>
          </table:table-cell>
          <table:table-cell office:value-type="float" office:value="0.4661329798888574">
            <text:p>0.4661329798888574</text:p>
          </table:table-cell>
          <table:table-cell office:value-type="float" office:value="0.5085525270624884">
            <text:p>0.5085525270624884</text:p>
          </table:table-cell>
          <table:table-cell office:value-type="float" office:value="0.5096554995329126">
            <text:p>0.5096554995329126</text:p>
          </table:table-cell>
          <table:table-cell office:value-type="float" office:value="0.5300431499192857">
            <text:p>0.5300431499192857</text:p>
          </table:table-cell>
          <table:table-cell office:value-type="float" office:value="0.5832392534172507">
            <text:p>0.5832392534172507</text:p>
          </table:table-cell>
          <table:table-cell office:value-type="float" office:value="0.7112764171239953">
            <text:p>0.7112764171239953</text:p>
          </table:table-cell>
          <table:table-cell office:value-type="float" office:value="0.7162960909064017">
            <text:p>0.7162960909064017</text:p>
          </table:table-cell>
          <table:table-cell office:value-type="float" office:value="0.694075276096325">
            <text:p>0.694075276096325</text:p>
          </table:table-cell>
          <table:table-cell office:value-type="float" office:value="0.5696180294843622">
            <text:p>0.5696180294843622</text:p>
          </table:table-cell>
          <table:table-cell office:value-type="float" office:value="0.7179537627184703">
            <text:p>0.7179537627184703</text:p>
          </table:table-cell>
          <table:table-cell office:value-type="float" office:value="0.6372174421173403">
            <text:p>0.6372174421173403</text:p>
          </table:table-cell>
          <table:table-cell office:value-type="float" office:value="0.5904680949161016">
            <text:p>0.5904680949161016</text:p>
          </table:table-cell>
          <table:table-cell office:value-type="float" office:value="0.6319218282527759">
            <text:p>0.6319218282527759</text:p>
          </table:table-cell>
          <table:table-cell office:value-type="float" office:value="0.5389150833790856">
            <text:p>0.5389150833790856</text:p>
          </table:table-cell>
          <table:table-cell office:value-type="float" office:value="0.6784282337002564">
            <text:p>0.6784282337002564</text:p>
          </table:table-cell>
          <table:table-cell office:value-type="float" office:value="0.6929373449136673">
            <text:p>0.692937344913667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7380890467353863">
            <text:p>0.17380890467353863</text:p>
          </table:table-cell>
          <table:table-cell office:value-type="float" office:value="0.16846127609712663">
            <text:p>0.16846127609712663</text:p>
          </table:table-cell>
          <table:table-cell office:value-type="float" office:value="0.16849585271071163">
            <text:p>0.16849585271071163</text:p>
          </table:table-cell>
          <table:table-cell office:value-type="float" office:value="0.16279465181127173">
            <text:p>0.16279465181127173</text:p>
          </table:table-cell>
          <table:table-cell office:value-type="float" office:value="0.1598248924503575">
            <text:p>0.1598248924503575</text:p>
          </table:table-cell>
          <table:table-cell office:value-type="float" office:value="0.15571285525503803">
            <text:p>0.15571285525503803</text:p>
          </table:table-cell>
          <table:table-cell office:value-type="float" office:value="0.1629258625978642">
            <text:p>0.1629258625978642</text:p>
          </table:table-cell>
          <table:table-cell office:value-type="float" office:value="0.1856047021715224">
            <text:p>0.1856047021715224</text:p>
          </table:table-cell>
          <table:table-cell office:value-type="float" office:value="0.20993129217611484">
            <text:p>0.20993129217611484</text:p>
          </table:table-cell>
          <table:table-cell office:value-type="float" office:value="0.22239250372038516">
            <text:p>0.22239250372038516</text:p>
          </table:table-cell>
          <table:table-cell office:value-type="float" office:value="0.23078113063828104">
            <text:p>0.23078113063828104</text:p>
          </table:table-cell>
          <table:table-cell office:value-type="float" office:value="0.23461749489371989">
            <text:p>0.23461749489371989</text:p>
          </table:table-cell>
          <table:table-cell office:value-type="float" office:value="0.23608833070167623">
            <text:p>0.23608833070167623</text:p>
          </table:table-cell>
          <table:table-cell office:value-type="float" office:value="0.23517206426281442">
            <text:p>0.23517206426281442</text:p>
          </table:table-cell>
          <table:table-cell office:value-type="float" office:value="0.23226083755332533">
            <text:p>0.23226083755332533</text:p>
          </table:table-cell>
          <table:table-cell office:value-type="float" office:value="0.2303212652067012">
            <text:p>0.2303212652067012</text:p>
          </table:table-cell>
          <table:table-cell office:value-type="float" office:value="0.23114872764324806">
            <text:p>0.23114872764324806</text:p>
          </table:table-cell>
          <table:table-cell office:value-type="float" office:value="0.23849845277628523">
            <text:p>0.23849845277628523</text:p>
          </table:table-cell>
          <table:table-cell office:value-type="float" office:value="0.2458517950957353">
            <text:p>0.2458517950957353</text:p>
          </table:table-cell>
          <table:table-cell office:value-type="float" office:value="0.246309579919936">
            <text:p>0.246309579919936</text:p>
          </table:table-cell>
          <table:table-cell office:value-type="float" office:value="0.24189572681343668">
            <text:p>0.24189572681343668</text:p>
          </table:table-cell>
          <table:table-cell office:value-type="float" office:value="0.2323081761336825">
            <text:p>0.2323081761336825</text:p>
          </table:table-cell>
          <table:table-cell office:value-type="float" office:value="0.2163430631648837">
            <text:p>0.2163430631648837</text:p>
          </table:table-cell>
          <table:table-cell office:value-type="float" office:value="0.19355476565234112">
            <text:p>0.1935547656523411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6135792067483774">
            <text:p>0.6135792067483774</text:p>
          </table:table-cell>
          <table:table-cell office:value-type="float" office:value="0.6488089547865146">
            <text:p>0.6488089547865146</text:p>
          </table:table-cell>
          <table:table-cell office:value-type="float" office:value="0.6619601660482055">
            <text:p>0.6619601660482055</text:p>
          </table:table-cell>
          <table:table-cell office:value-type="float" office:value="0.6176178532877479">
            <text:p>0.6176178532877479</text:p>
          </table:table-cell>
          <table:table-cell office:value-type="float" office:value="0.5581510177704105">
            <text:p>0.5581510177704105</text:p>
          </table:table-cell>
          <table:table-cell office:value-type="float" office:value="0.44351181776662857">
            <text:p>0.44351181776662857</text:p>
          </table:table-cell>
          <table:table-cell office:value-type="float" office:value="0.4828141107368424">
            <text:p>0.4828141107368424</text:p>
          </table:table-cell>
          <table:table-cell office:value-type="float" office:value="0.36022715143160394">
            <text:p>0.36022715143160394</text:p>
          </table:table-cell>
          <table:table-cell office:value-type="float" office:value="0.4069604934607678">
            <text:p>0.4069604934607678</text:p>
          </table:table-cell>
          <table:table-cell office:value-type="float" office:value="0.44586764920700517">
            <text:p>0.44586764920700517</text:p>
          </table:table-cell>
          <table:table-cell office:value-type="float" office:value="0.44460615324919184">
            <text:p>0.44460615324919184</text:p>
          </table:table-cell>
          <table:table-cell office:value-type="float" office:value="0.4639124631194127">
            <text:p>0.4639124631194127</text:p>
          </table:table-cell>
          <table:table-cell office:value-type="float" office:value="0.5166939880617841">
            <text:p>0.5166939880617841</text:p>
          </table:table-cell>
          <table:table-cell office:value-type="float" office:value="0.6449894160932811">
            <text:p>0.6449894160932811</text:p>
          </table:table-cell>
          <table:table-cell office:value-type="float" office:value="0.6508296656039212">
            <text:p>0.6508296656039212</text:p>
          </table:table-cell>
          <table:table-cell office:value-type="float" office:value="0.6291555502266302">
            <text:p>0.6291555502266302</text:p>
          </table:table-cell>
          <table:table-cell office:value-type="float" office:value="0.5044650701157991">
            <text:p>0.5044650701157991</text:p>
          </table:table-cell>
          <table:table-cell office:value-type="float" office:value="0.6507291659766654">
            <text:p>0.6507291659766654</text:p>
          </table:table-cell>
          <table:table-cell office:value-type="float" office:value="0.567920188440553">
            <text:p>0.567920188440553</text:p>
          </table:table-cell>
          <table:table-cell office:value-type="float" office:value="0.5210418072776964">
            <text:p>0.5210418072776964</text:p>
          </table:table-cell>
          <table:table-cell office:value-type="float" office:value="0.5637396555832855">
            <text:p>0.5637396555832855</text:p>
          </table:table-cell>
          <table:table-cell office:value-type="float" office:value="0.47343531494193136">
            <text:p>0.47343531494193136</text:p>
          </table:table-cell>
          <table:table-cell office:value-type="float" office:value="0.617448487249707">
            <text:p>0.617448487249707</text:p>
          </table:table-cell>
          <table:table-cell office:value-type="float" office:value="0.6383808439512145">
            <text:p>0.63838084395121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7738622171618077">
            <text:p>0.27738622171618077</text:p>
          </table:table-cell>
          <table:table-cell office:value-type="float" office:value="0.2688518000262291">
            <text:p>0.2688518000262291</text:p>
          </table:table-cell>
          <table:table-cell office:value-type="float" office:value="0.26890698175710814">
            <text:p>0.26890698175710814</text:p>
          </table:table-cell>
          <table:table-cell office:value-type="float" office:value="0.25980828465806804">
            <text:p>0.25980828465806804</text:p>
          </table:table-cell>
          <table:table-cell office:value-type="float" office:value="0.2550687672548734">
            <text:p>0.2550687672548734</text:p>
          </table:table-cell>
          <table:table-cell office:value-type="float" office:value="0.2485062584852083">
            <text:p>0.2485062584852083</text:p>
          </table:table-cell>
          <table:table-cell office:value-type="float" office:value="0.26001768741801035">
            <text:p>0.26001768741801035</text:p>
          </table:table-cell>
          <table:table-cell office:value-type="float" office:value="0.2962114465010681">
            <text:p>0.2962114465010681</text:p>
          </table:table-cell>
          <table:table-cell office:value-type="float" office:value="0.3350348940182548">
            <text:p>0.3350348940182548</text:p>
          </table:table-cell>
          <table:table-cell office:value-type="float" office:value="0.3549220706549376">
            <text:p>0.3549220706549376</text:p>
          </table:table-cell>
          <table:table-cell office:value-type="float" office:value="0.3683097019187811">
            <text:p>0.3683097019187811</text:p>
          </table:table-cell>
          <table:table-cell office:value-type="float" office:value="0.3744322569624478">
            <text:p>0.3744322569624478</text:p>
          </table:table-cell>
          <table:table-cell office:value-type="float" office:value="0.37677960267698607">
            <text:p>0.37677960267698607</text:p>
          </table:table-cell>
          <table:table-cell office:value-type="float" office:value="0.37531730886621356">
            <text:p>0.37531730886621356</text:p>
          </table:table-cell>
          <table:table-cell office:value-type="float" office:value="0.3706712052674295">
            <text:p>0.3706712052674295</text:p>
          </table:table-cell>
          <table:table-cell office:value-type="float" office:value="0.36757579053027406">
            <text:p>0.36757579053027406</text:p>
          </table:table-cell>
          <table:table-cell office:value-type="float" office:value="0.36889635968820544">
            <text:p>0.36889635968820544</text:p>
          </table:table-cell>
          <table:table-cell office:value-type="float" office:value="0.3806259801534818">
            <text:p>0.3806259801534818</text:p>
          </table:table-cell>
          <table:table-cell office:value-type="float" office:value="0.3923613733820911">
            <text:p>0.3923613733820911</text:p>
          </table:table-cell>
          <table:table-cell office:value-type="float" office:value="0.3930919642743268">
            <text:p>0.3930919642743268</text:p>
          </table:table-cell>
          <table:table-cell office:value-type="float" office:value="0.38604777952026087">
            <text:p>0.38604777952026087</text:p>
          </table:table-cell>
          <table:table-cell office:value-type="float" office:value="0.3707467541581572">
            <text:p>0.3707467541581572</text:p>
          </table:table-cell>
          <table:table-cell office:value-type="float" office:value="0.34526760869086937">
            <text:p>0.34526760869086937</text:p>
          </table:table-cell>
          <table:table-cell office:value-type="float" office:value="0.3088991627920746">
            <text:p>0.308899162792074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027925777393407">
            <text:p>0.6027925777393407</text:p>
          </table:table-cell>
          <table:table-cell office:value-type="float" office:value="0.5842462850714072">
            <text:p>0.5842462850714072</text:p>
          </table:table-cell>
          <table:table-cell office:value-type="float" office:value="0.5843662014017684">
            <text:p>0.5843662014017684</text:p>
          </table:table-cell>
          <table:table-cell office:value-type="float" office:value="0.5645936725268057">
            <text:p>0.5645936725268057</text:p>
          </table:table-cell>
          <table:table-cell office:value-type="float" office:value="0.554294149013936">
            <text:p>0.554294149013936</text:p>
          </table:table-cell>
          <table:table-cell office:value-type="float" office:value="0.540033052867095">
            <text:p>0.540033052867095</text:p>
          </table:table-cell>
          <table:table-cell office:value-type="float" office:value="0.5650487291214347">
            <text:p>0.5650487291214347</text:p>
          </table:table-cell>
          <table:table-cell office:value-type="float" office:value="0.6437019845022195">
            <text:p>0.6437019845022195</text:p>
          </table:table-cell>
          <table:table-cell office:value-type="float" office:value="0.7280698592323412">
            <text:p>0.7280698592323412</text:p>
          </table:table-cell>
          <table:table-cell office:value-type="float" office:value="0.7712870110959614">
            <text:p>0.7712870110959614</text:p>
          </table:table-cell>
          <table:table-cell office:value-type="float" office:value="0.8003798936098332">
            <text:p>0.8003798936098332</text:p>
          </table:table-cell>
          <table:table-cell office:value-type="float" office:value="0.8136849190515775">
            <text:p>0.8136849190515775</text:p>
          </table:table-cell>
          <table:table-cell office:value-type="float" office:value="0.8187859747758213">
            <text:p>0.8187859747758213</text:p>
          </table:table-cell>
          <table:table-cell office:value-type="float" office:value="0.8156082399548393">
            <text:p>0.8156082399548393</text:p>
          </table:table-cell>
          <table:table-cell office:value-type="float" office:value="0.8055117155224897">
            <text:p>0.8055117155224897</text:p>
          </table:table-cell>
          <table:table-cell office:value-type="float" office:value="0.798785018655436">
            <text:p>0.798785018655436</text:p>
          </table:table-cell>
          <table:table-cell office:value-type="float" office:value="0.8016547692936165">
            <text:p>0.8016547692936165</text:p>
          </table:table-cell>
          <table:table-cell office:value-type="float" office:value="0.8271446011692674">
            <text:p>0.8271446011692674</text:p>
          </table:table-cell>
          <table:table-cell office:value-type="float" office:value="0.8526469779322201">
            <text:p>0.8526469779322201</text:p>
          </table:table-cell>
          <table:table-cell office:value-type="float" office:value="0.854234637061356">
            <text:p>0.854234637061356</text:p>
          </table:table-cell>
          <table:table-cell office:value-type="float" office:value="0.8389268028808968">
            <text:p>0.8389268028808968</text:p>
          </table:table-cell>
          <table:table-cell office:value-type="float" office:value="0.8056758920641558">
            <text:p>0.8056758920641558</text:p>
          </table:table-cell>
          <table:table-cell office:value-type="float" office:value="0.7503067404177656">
            <text:p>0.7503067404177656</text:p>
          </table:table-cell>
          <table:table-cell office:value-type="float" office:value="0.6712738702338258">
            <text:p>0.671273870233825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032520015509747">
            <text:p>0.3032520015509747</text:p>
          </table:table-cell>
          <table:table-cell office:value-type="float" office:value="0.293921759971038">
            <text:p>0.293921759971038</text:p>
          </table:table-cell>
          <table:table-cell office:value-type="float" office:value="0.2939820873017703">
            <text:p>0.2939820873017703</text:p>
          </table:table-cell>
          <table:table-cell office:value-type="float" office:value="0.2840349526181549">
            <text:p>0.2840349526181549</text:p>
          </table:table-cell>
          <table:table-cell office:value-type="float" office:value="0.278853483509805">
            <text:p>0.278853483509805</text:p>
          </table:table-cell>
          <table:table-cell office:value-type="float" office:value="0.2716790322797327">
            <text:p>0.2716790322797327</text:p>
          </table:table-cell>
          <table:table-cell office:value-type="float" office:value="0.2842638818190713">
            <text:p>0.2842638818190713</text:p>
          </table:table-cell>
          <table:table-cell office:value-type="float" office:value="0.3238326456087223">
            <text:p>0.3238326456087223</text:p>
          </table:table-cell>
          <table:table-cell office:value-type="float" office:value="0.36627631167784097">
            <text:p>0.36627631167784097</text:p>
          </table:table-cell>
          <table:table-cell office:value-type="float" office:value="0.38801793273947605">
            <text:p>0.38801793273947605</text:p>
          </table:table-cell>
          <table:table-cell office:value-type="float" office:value="0.40265393719445125">
            <text:p>0.40265393719445125</text:p>
          </table:table-cell>
          <table:table-cell office:value-type="float" office:value="0.4093474097833598">
            <text:p>0.4093474097833598</text:p>
          </table:table-cell>
          <table:table-cell office:value-type="float" office:value="0.41191364137864767">
            <text:p>0.41191364137864767</text:p>
          </table:table-cell>
          <table:table-cell office:value-type="float" office:value="0.4103149912285835">
            <text:p>0.4103149912285835</text:p>
          </table:table-cell>
          <table:table-cell office:value-type="float" office:value="0.40523564659846006">
            <text:p>0.40523564659846006</text:p>
          </table:table-cell>
          <table:table-cell office:value-type="float" office:value="0.4018515898530845">
            <text:p>0.4018515898530845</text:p>
          </table:table-cell>
          <table:table-cell office:value-type="float" office:value="0.403295299774405">
            <text:p>0.403295299774405</text:p>
          </table:table-cell>
          <table:table-cell office:value-type="float" office:value="0.41611868682485315">
            <text:p>0.41611868682485315</text:p>
          </table:table-cell>
          <table:table-cell office:value-type="float" office:value="0.4289483849387158">
            <text:p>0.4289483849387158</text:p>
          </table:table-cell>
          <table:table-cell office:value-type="float" office:value="0.42974710215334533">
            <text:p>0.42974710215334533</text:p>
          </table:table-cell>
          <table:table-cell office:value-type="float" office:value="0.42204605949611085">
            <text:p>0.42204605949611085</text:p>
          </table:table-cell>
          <table:table-cell office:value-type="float" office:value="0.40531824029106084">
            <text:p>0.40531824029106084</text:p>
          </table:table-cell>
          <table:table-cell office:value-type="float" office:value="0.37746320908958547">
            <text:p>0.37746320908958547</text:p>
          </table:table-cell>
          <table:table-cell office:value-type="float" office:value="0.33770346924427824">
            <text:p>0.3377034692442782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931800600317883">
            <text:p>0.06931800600317883</text:p>
          </table:table-cell>
          <table:table-cell office:value-type="float" office:value="0.0671852789690906">
            <text:p>0.0671852789690906</text:p>
          </table:table-cell>
          <table:table-cell office:value-type="float" office:value="0.06719906872234023">
            <text:p>0.06719906872234023</text:p>
          </table:table-cell>
          <table:table-cell office:value-type="float" office:value="0.06492533091290535">
            <text:p>0.06492533091290535</text:p>
          </table:table-cell>
          <table:table-cell office:value-type="float" office:value="0.06374093936752091">
            <text:p>0.06374093936752091</text:p>
          </table:table-cell>
          <table:table-cell office:value-type="float" office:value="0.062100987608284">
            <text:p>0.062100987608284</text:p>
          </table:table-cell>
          <table:table-cell office:value-type="float" office:value="0.0649776600505278">
            <text:p>0.0649776600505278</text:p>
          </table:table-cell>
          <table:table-cell office:value-type="float" office:value="0.07402237465053467">
            <text:p>0.07402237465053467</text:p>
          </table:table-cell>
          <table:table-cell office:value-type="float" office:value="0.08372424070361482">
            <text:p>0.08372424070361482</text:p>
          </table:table-cell>
          <table:table-cell office:value-type="float" office:value="0.08869398801463448">
            <text:p>0.08869398801463448</text:p>
          </table:table-cell>
          <table:table-cell office:value-type="float" office:value="0.0920395179352408">
            <text:p>0.0920395179352408</text:p>
          </table:table-cell>
          <table:table-cell office:value-type="float" office:value="0.09356952654434166">
            <text:p>0.09356952654434166</text:p>
          </table:table-cell>
          <table:table-cell office:value-type="float" office:value="0.0941561213770812">
            <text:p>0.0941561213770812</text:p>
          </table:table-cell>
          <table:table-cell office:value-type="float" office:value="0.0937906984280739">
            <text:p>0.0937906984280739</text:p>
          </table:table-cell>
          <table:table-cell office:value-type="float" office:value="0.09262965071936174">
            <text:p>0.09262965071936174</text:p>
          </table:table-cell>
          <table:table-cell office:value-type="float" office:value="0.09185611562448599">
            <text:p>0.09185611562448599</text:p>
          </table:table-cell>
          <table:table-cell office:value-type="float" office:value="0.09218612199701141">
            <text:p>0.09218612199701141</text:p>
          </table:table-cell>
          <table:table-cell office:value-type="float" office:value="0.09511731986544375">
            <text:p>0.09511731986544375</text:p>
          </table:table-cell>
          <table:table-cell office:value-type="float" office:value="0.09804996033055936">
            <text:p>0.09804996033055936</text:p>
          </table:table-cell>
          <table:table-cell office:value-type="float" office:value="0.0982325328590022">
            <text:p>0.0982325328590022</text:p>
          </table:table-cell>
          <table:table-cell office:value-type="float" office:value="0.09647221167920894">
            <text:p>0.09647221167920894</text:p>
          </table:table-cell>
          <table:table-cell office:value-type="float" office:value="0.0926485301663243">
            <text:p>0.0926485301663243</text:p>
          </table:table-cell>
          <table:table-cell office:value-type="float" office:value="0.08628136618993723">
            <text:p>0.08628136618993723</text:p>
          </table:table-cell>
          <table:table-cell office:value-type="float" office:value="0.07719299786528978">
            <text:p>0.0771929978652897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853973385774492">
            <text:p>0.4853973385774492</text:p>
          </table:table-cell>
          <table:table-cell office:value-type="float" office:value="0.4704629790084342">
            <text:p>0.4704629790084342</text:p>
          </table:table-cell>
          <table:table-cell office:value-type="float" office:value="0.47055954135800226">
            <text:p>0.47055954135800226</text:p>
          </table:table-cell>
          <table:table-cell office:value-type="float" office:value="0.4546377579000068">
            <text:p>0.4546377579000068</text:p>
          </table:table-cell>
          <table:table-cell office:value-type="float" office:value="0.44634409024983107">
            <text:p>0.44634409024983107</text:p>
          </table:table-cell>
          <table:table-cell office:value-type="float" office:value="0.4348603753360966">
            <text:p>0.4348603753360966</text:p>
          </table:table-cell>
          <table:table-cell office:value-type="float" office:value="0.4550041911775428">
            <text:p>0.4550041911775428</text:p>
          </table:table-cell>
          <table:table-cell office:value-type="float" office:value="0.5183395444021373">
            <text:p>0.5183395444021373</text:p>
          </table:table-cell>
          <table:table-cell office:value-type="float" office:value="0.5862765817309963">
            <text:p>0.5862765817309963</text:p>
          </table:table-cell>
          <table:table-cell office:value-type="float" office:value="0.6210770939970409">
            <text:p>0.6210770939970409</text:p>
          </table:table-cell>
          <table:table-cell office:value-type="float" office:value="0.6445040708134127">
            <text:p>0.6445040708134127</text:p>
          </table:table-cell>
          <table:table-cell office:value-type="float" office:value="0.6552179119880136">
            <text:p>0.6552179119880136</text:p>
          </table:table-cell>
          <table:table-cell office:value-type="float" office:value="0.6593255253925595">
            <text:p>0.6593255253925595</text:p>
          </table:table-cell>
          <table:table-cell office:value-type="float" office:value="0.6567666617273934">
            <text:p>0.6567666617273934</text:p>
          </table:table-cell>
          <table:table-cell office:value-type="float" office:value="0.648636458620507">
            <text:p>0.648636458620507</text:p>
          </table:table-cell>
          <table:table-cell office:value-type="float" office:value="0.643219801419898">
            <text:p>0.643219801419898</text:p>
          </table:table-cell>
          <table:table-cell office:value-type="float" office:value="0.6455306615293198">
            <text:p>0.6455306615293198</text:p>
          </table:table-cell>
          <table:table-cell office:value-type="float" office:value="0.6660562900956649">
            <text:p>0.6660562900956649</text:p>
          </table:table-cell>
          <table:table-cell office:value-type="float" office:value="0.6865920204036952">
            <text:p>0.6865920204036952</text:p>
          </table:table-cell>
          <table:table-cell office:value-type="float" office:value="0.6878704792704925">
            <text:p>0.6878704792704925</text:p>
          </table:table-cell>
          <table:table-cell office:value-type="float" office:value="0.6755438809596002">
            <text:p>0.6755438809596002</text:p>
          </table:table-cell>
          <table:table-cell office:value-type="float" office:value="0.6487686614035614">
            <text:p>0.6487686614035614</text:p>
          </table:table-cell>
          <table:table-cell office:value-type="float" office:value="0.6041827792262411">
            <text:p>0.6041827792262411</text:p>
          </table:table-cell>
          <table:table-cell office:value-type="float" office:value="0.5405417420534008">
            <text:p>0.540541742053400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9107003551546243">
            <text:p>0.39107003551546243</text:p>
          </table:table-cell>
          <table:table-cell office:value-type="float" office:value="0.3790378712185344">
            <text:p>0.3790378712185344</text:p>
          </table:table-cell>
          <table:table-cell office:value-type="float" office:value="0.3791156685991011">
            <text:p>0.3791156685991011</text:p>
          </table:table-cell>
          <table:table-cell office:value-type="float" office:value="0.3662879665753619">
            <text:p>0.3662879665753619</text:p>
          </table:table-cell>
          <table:table-cell office:value-type="float" office:value="0.35960600801330334">
            <text:p>0.35960600801330334</text:p>
          </table:table-cell>
          <table:table-cell office:value-type="float" office:value="0.35035392432383633">
            <text:p>0.35035392432383633</text:p>
          </table:table-cell>
          <table:table-cell office:value-type="float" office:value="0.36658319084519314">
            <text:p>0.36658319084519314</text:p>
          </table:table-cell>
          <table:table-cell office:value-type="float" office:value="0.41761057988592404">
            <text:p>0.41761057988592404</text:p>
          </table:table-cell>
          <table:table-cell office:value-type="float" office:value="0.4723454073962592">
            <text:p>0.4723454073962592</text:p>
          </table:table-cell>
          <table:table-cell office:value-type="float" office:value="0.5003831333708664">
            <text:p>0.5003831333708664</text:p>
          </table:table-cell>
          <table:table-cell office:value-type="float" office:value="0.5192575439361323">
            <text:p>0.5192575439361323</text:p>
          </table:table-cell>
          <table:table-cell office:value-type="float" office:value="0.5278893635108708">
            <text:p>0.5278893635108708</text:p>
          </table:table-cell>
          <table:table-cell office:value-type="float" office:value="0.5311987440787718">
            <text:p>0.5311987440787718</text:p>
          </table:table-cell>
          <table:table-cell office:value-type="float" office:value="0.529137144591333">
            <text:p>0.529137144591333</text:p>
          </table:table-cell>
          <table:table-cell office:value-type="float" office:value="0.5225868844949827">
            <text:p>0.5225868844949827</text:p>
          </table:table-cell>
          <table:table-cell office:value-type="float" office:value="0.5182228467150782">
            <text:p>0.5182228467150782</text:p>
          </table:table-cell>
          <table:table-cell office:value-type="float" office:value="0.5200846371973076">
            <text:p>0.5200846371973076</text:p>
          </table:table-cell>
          <table:table-cell office:value-type="float" office:value="0.5366215187466423">
            <text:p>0.5366215187466423</text:p>
          </table:table-cell>
          <table:table-cell office:value-type="float" office:value="0.5531665389654055">
            <text:p>0.5531665389654055</text:p>
          </table:table-cell>
          <table:table-cell office:value-type="float" office:value="0.5541965548198567">
            <text:p>0.5541965548198567</text:p>
          </table:table-cell>
          <table:table-cell office:value-type="float" office:value="0.5442653853302327">
            <text:p>0.5442653853302327</text:p>
          </table:table-cell>
          <table:table-cell office:value-type="float" office:value="0.5226933963007869">
            <text:p>0.5226933963007869</text:p>
          </table:table-cell>
          <table:table-cell office:value-type="float" office:value="0.4867718921209893">
            <text:p>0.4867718921209893</text:p>
          </table:table-cell>
          <table:table-cell office:value-type="float" office:value="0.435498222717768">
            <text:p>0.43549822271776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8488608190963177">
            <text:p>0.18488608190963177</text:p>
          </table:table-cell>
          <table:table-cell office:value-type="float" office:value="0.1791976386341967">
            <text:p>0.1791976386341967</text:p>
          </table:table-cell>
          <table:table-cell office:value-type="float" office:value="0.1792344188821561">
            <text:p>0.1792344188821561</text:p>
          </table:table-cell>
          <table:table-cell office:value-type="float" office:value="0.17316986943656315">
            <text:p>0.17316986943656315</text:p>
          </table:table-cell>
          <table:table-cell office:value-type="float" office:value="0.1700108415749858">
            <text:p>0.1700108415749858</text:p>
          </table:table-cell>
          <table:table-cell office:value-type="float" office:value="0.16563673630611503">
            <text:p>0.16563673630611503</text:p>
          </table:table-cell>
          <table:table-cell office:value-type="float" office:value="0.17330944254004016">
            <text:p>0.17330944254004016</text:p>
          </table:table-cell>
          <table:table-cell office:value-type="float" office:value="0.19743364836773583">
            <text:p>0.19743364836773583</text:p>
          </table:table-cell>
          <table:table-cell office:value-type="float" office:value="0.22331061894423812">
            <text:p>0.22331061894423812</text:p>
          </table:table-cell>
          <table:table-cell office:value-type="float" office:value="0.2365660075711585">
            <text:p>0.2365660075711585</text:p>
          </table:table-cell>
          <table:table-cell office:value-type="float" office:value="0.24548925788658096">
            <text:p>0.24548925788658096</text:p>
          </table:table-cell>
          <table:table-cell office:value-type="float" office:value="0.24957012104660486">
            <text:p>0.24957012104660486</text:p>
          </table:table-cell>
          <table:table-cell office:value-type="float" office:value="0.2511346960617706">
            <text:p>0.2511346960617706</text:p>
          </table:table-cell>
          <table:table-cell office:value-type="float" office:value="0.2501600341928366">
            <text:p>0.2501600341928366</text:p>
          </table:table-cell>
          <table:table-cell office:value-type="float" office:value="0.24706326938162537">
            <text:p>0.24706326938162537</text:p>
          </table:table-cell>
          <table:table-cell office:value-type="float" office:value="0.24500008434273943">
            <text:p>0.24500008434273943</text:p>
          </table:table-cell>
          <table:table-cell office:value-type="float" office:value="0.24588028255875052">
            <text:p>0.24588028255875052</text:p>
          </table:table-cell>
          <table:table-cell office:value-type="float" office:value="0.2536984198717525">
            <text:p>0.2536984198717525</text:p>
          </table:table-cell>
          <table:table-cell office:value-type="float" office:value="0.2615204049014424">
            <text:p>0.2615204049014424</text:p>
          </table:table-cell>
          <table:table-cell office:value-type="float" office:value="0.262007365236779">
            <text:p>0.262007365236779</text:p>
          </table:table-cell>
          <table:table-cell office:value-type="float" office:value="0.25731220874569877">
            <text:p>0.25731220874569877</text:p>
          </table:table-cell>
          <table:table-cell office:value-type="float" office:value="0.24711362494115138">
            <text:p>0.24711362494115138</text:p>
          </table:table-cell>
          <table:table-cell office:value-type="float" office:value="0.23013102448353953">
            <text:p>0.23013102448353953</text:p>
          </table:table-cell>
          <table:table-cell office:value-type="float" office:value="0.20589038475107818">
            <text:p>0.2058903847510781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3869311085809038">
            <text:p>0.13869311085809038</text:p>
          </table:table-cell>
          <table:table-cell office:value-type="float" office:value="0.13442590001311402">
            <text:p>0.13442590001311402</text:p>
          </table:table-cell>
          <table:table-cell office:value-type="float" office:value="0.13445349087855407">
            <text:p>0.13445349087855407</text:p>
          </table:table-cell>
          <table:table-cell office:value-type="float" office:value="0.1299041423290335">
            <text:p>0.1299041423290335</text:p>
          </table:table-cell>
          <table:table-cell office:value-type="float" office:value="0.1275343836274367">
            <text:p>0.1275343836274367</text:p>
          </table:table-cell>
          <table:table-cell office:value-type="float" office:value="0.12425312924260466">
            <text:p>0.12425312924260466</text:p>
          </table:table-cell>
          <table:table-cell office:value-type="float" office:value="0.13000884370900467">
            <text:p>0.13000884370900467</text:p>
          </table:table-cell>
          <table:table-cell office:value-type="float" office:value="0.1481057232505346">
            <text:p>0.1481057232505346</text:p>
          </table:table-cell>
          <table:table-cell office:value-type="float" office:value="0.16751744700912688">
            <text:p>0.16751744700912688</text:p>
          </table:table-cell>
          <table:table-cell office:value-type="float" office:value="0.1774610353274688">
            <text:p>0.1774610353274688</text:p>
          </table:table-cell>
          <table:table-cell office:value-type="float" office:value="0.18415485095939002">
            <text:p>0.18415485095939002</text:p>
          </table:table-cell>
          <table:table-cell office:value-type="float" office:value="0.1872161284812239">
            <text:p>0.1872161284812239</text:p>
          </table:table-cell>
          <table:table-cell office:value-type="float" office:value="0.1883898013384925">
            <text:p>0.1883898013384925</text:p>
          </table:table-cell>
          <table:table-cell office:value-type="float" office:value="0.18765865443310678">
            <text:p>0.18765865443310678</text:p>
          </table:table-cell>
          <table:table-cell office:value-type="float" office:value="0.18533560263371476">
            <text:p>0.18533560263371476</text:p>
          </table:table-cell>
          <table:table-cell office:value-type="float" office:value="0.18378789526513756">
            <text:p>0.18378789526513756</text:p>
          </table:table-cell>
          <table:table-cell office:value-type="float" office:value="0.18444817984410325">
            <text:p>0.18444817984410325</text:p>
          </table:table-cell>
          <table:table-cell office:value-type="float" office:value="0.1903129900767409">
            <text:p>0.1903129900767409</text:p>
          </table:table-cell>
          <table:table-cell office:value-type="float" office:value="0.19618068669104555">
            <text:p>0.19618068669104555</text:p>
          </table:table-cell>
          <table:table-cell office:value-type="float" office:value="0.1965459821371634">
            <text:p>0.1965459821371634</text:p>
          </table:table-cell>
          <table:table-cell office:value-type="float" office:value="0.19302388976013096">
            <text:p>0.19302388976013096</text:p>
          </table:table-cell>
          <table:table-cell office:value-type="float" office:value="0.1853733770790786">
            <text:p>0.1853733770790786</text:p>
          </table:table-cell>
          <table:table-cell office:value-type="float" office:value="0.17263380434543468">
            <text:p>0.17263380434543468</text:p>
          </table:table-cell>
          <table:table-cell office:value-type="float" office:value="0.1544495813960368">
            <text:p>0.154449581396036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36486166257027504">
            <text:p>0.036486166257027504</text:p>
          </table:table-cell>
          <table:table-cell office:value-type="float" office:value="0.03536358588241251">
            <text:p>0.03536358588241251</text:p>
          </table:table-cell>
          <table:table-cell office:value-type="float" office:value="0.03537084424511979">
            <text:p>0.03537084424511979</text:p>
          </table:table-cell>
          <table:table-cell office:value-type="float" office:value="0.034174041559593506">
            <text:p>0.034174041559593506</text:p>
          </table:table-cell>
          <table:table-cell office:value-type="float" office:value="0.033550626240400165">
            <text:p>0.033550626240400165</text:p>
          </table:table-cell>
          <table:table-cell office:value-type="float" office:value="0.032687422637309234">
            <text:p>0.032687422637309234</text:p>
          </table:table-cell>
          <table:table-cell office:value-type="float" office:value="0.034201585479643574">
            <text:p>0.034201585479643574</text:p>
          </table:table-cell>
          <table:table-cell office:value-type="float" office:value="0.038962353708147913">
            <text:p>0.038962353708147913</text:p>
          </table:table-cell>
          <table:table-cell office:value-type="float" office:value="0.04406901961252881">
            <text:p>0.04406901961252881</text:p>
          </table:table-cell>
          <table:table-cell office:value-type="float" office:value="0.04668489154971289">
            <text:p>0.04668489154971289</text:p>
          </table:table-cell>
          <table:table-cell office:value-type="float" office:value="0.04844584181270089">
            <text:p>0.04844584181270089</text:p>
          </table:table-cell>
          <table:table-cell office:value-type="float" office:value="0.04925117583347148">
            <text:p>0.04925117583347148</text:p>
          </table:table-cell>
          <table:table-cell office:value-type="float" office:value="0.049559935387112786">
            <text:p>0.049559935387112786</text:p>
          </table:table-cell>
          <table:table-cell office:value-type="float" office:value="0.04936759167672095">
            <text:p>0.04936759167672095</text:p>
          </table:table-cell>
          <table:table-cell office:value-type="float" office:value="0.04875646359940054">
            <text:p>0.04875646359940054</text:p>
          </table:table-cell>
          <table:table-cell office:value-type="float" office:value="0.048349306329527705">
            <text:p>0.048349306329527705</text:p>
          </table:table-cell>
          <table:table-cell office:value-type="float" office:value="0.04852300820106288">
            <text:p>0.04852300820106288</text:p>
          </table:table-cell>
          <table:table-cell office:value-type="float" office:value="0.05006587100001535">
            <text:p>0.05006587100001535</text:p>
          </table:table-cell>
          <table:table-cell office:value-type="float" office:value="0.051609493122922144">
            <text:p>0.051609493122922144</text:p>
          </table:table-cell>
          <table:table-cell office:value-type="float" office:value="0.05170559184258844">
            <text:p>0.05170559184258844</text:p>
          </table:table-cell>
          <table:table-cell office:value-type="float" office:value="0.050779030694410636">
            <text:p>0.050779030694410636</text:p>
          </table:table-cell>
          <table:table-cell office:value-type="float" office:value="0.04876640096893014">
            <text:p>0.04876640096893014</text:p>
          </table:table-cell>
          <table:table-cell office:value-type="float" office:value="0.04541498599289125">
            <text:p>0.04541498599289125</text:p>
          </table:table-cell>
          <table:table-cell office:value-type="float" office:value="0.04063124022728184">
            <text:p>0.0406312402272818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8661895807810739">
            <text:p>0.08661895807810739</text:p>
          </table:table-cell>
          <table:table-cell office:value-type="float" office:value="0.08395392767389656">
            <text:p>0.08395392767389656</text:p>
          </table:table-cell>
          <table:table-cell office:value-type="float" office:value="0.08397115918598859">
            <text:p>0.08397115918598859</text:p>
          </table:table-cell>
          <table:table-cell office:value-type="float" office:value="0.08112992338952017">
            <text:p>0.08112992338952017</text:p>
          </table:table-cell>
          <table:table-cell office:value-type="float" office:value="0.07964992176320364">
            <text:p>0.07964992176320364</text:p>
          </table:table-cell>
          <table:table-cell office:value-type="float" office:value="0.07760065749733665">
            <text:p>0.07760065749733665</text:p>
          </table:table-cell>
          <table:table-cell office:value-type="float" office:value="0.08119531325918511">
            <text:p>0.08119531325918511</text:p>
          </table:table-cell>
          <table:table-cell office:value-type="float" office:value="0.09249748133843579">
            <text:p>0.09249748133843579</text:p>
          </table:table-cell>
          <table:table-cell office:value-type="float" office:value="0.10462081807856981">
            <text:p>0.10462081807856981</text:p>
          </table:table-cell>
          <table:table-cell office:value-type="float" office:value="0.11083095536919294">
            <text:p>0.11083095536919294</text:p>
          </table:table-cell>
          <table:table-cell office:value-type="float" office:value="0.11501148987459633">
            <text:p>0.11501148987459633</text:p>
          </table:table-cell>
          <table:table-cell office:value-type="float" office:value="0.11692337048415694">
            <text:p>0.11692337048415694</text:p>
          </table:table-cell>
          <table:table-cell office:value-type="float" office:value="0.117656372429186">
            <text:p>0.117656372429186</text:p>
          </table:table-cell>
          <table:table-cell office:value-type="float" office:value="0.11719974424661334">
            <text:p>0.11719974424661334</text:p>
          </table:table-cell>
          <table:table-cell office:value-type="float" office:value="0.11574891280170682">
            <text:p>0.11574891280170682</text:p>
          </table:table-cell>
          <table:table-cell office:value-type="float" office:value="0.1147823125225249">
            <text:p>0.1147823125225249</text:p>
          </table:table-cell>
          <table:table-cell office:value-type="float" office:value="0.11519468457122493">
            <text:p>0.11519468457122493</text:p>
          </table:table-cell>
          <table:table-cell office:value-type="float" office:value="0.11885747465887865">
            <text:p>0.11885747465887865</text:p>
          </table:table-cell>
          <table:table-cell office:value-type="float" office:value="0.12252206739823576">
            <text:p>0.12252206739823576</text:p>
          </table:table-cell>
          <table:table-cell office:value-type="float" office:value="0.12275020786417347">
            <text:p>0.12275020786417347</text:p>
          </table:table-cell>
          <table:table-cell office:value-type="float" office:value="0.12055053139815454">
            <text:p>0.12055053139815454</text:p>
          </table:table-cell>
          <table:table-cell office:value-type="float" office:value="0.11577250433469055">
            <text:p>0.11577250433469055</text:p>
          </table:table-cell>
          <table:table-cell office:value-type="float" office:value="0.10781617175464174">
            <text:p>0.10781617175464174</text:p>
          </table:table-cell>
          <table:table-cell office:value-type="float" office:value="0.09645945449888353">
            <text:p>0.0964594544988835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177850915707352">
            <text:p>0.2177850915707352</text:p>
          </table:table-cell>
          <table:table-cell office:value-type="float" office:value="0.22886957025039267">
            <text:p>0.22886957025039267</text:p>
          </table:table-cell>
          <table:table-cell office:value-type="float" office:value="0.23319554363106199">
            <text:p>0.23319554363106199</text:p>
          </table:table-cell>
          <table:table-cell office:value-type="float" office:value="0.218092129036482">
            <text:p>0.218092129036482</text:p>
          </table:table-cell>
          <table:table-cell office:value-type="float" office:value="0.19827038635394137">
            <text:p>0.19827038635394137</text:p>
          </table:table-cell>
          <table:table-cell office:value-type="float" office:value="0.16020779642423047">
            <text:p>0.16020779642423047</text:p>
          </table:table-cell>
          <table:table-cell office:value-type="float" office:value="0.17379463604808681">
            <text:p>0.17379463604808681</text:p>
          </table:table-cell>
          <table:table-cell office:value-type="float" office:value="0.13560177576784166">
            <text:p>0.13560177576784166</text:p>
          </table:table-cell>
          <table:table-cell office:value-type="float" office:value="0.1532167324354278">
            <text:p>0.1532167324354278</text:p>
          </table:table-cell>
          <table:table-cell office:value-type="float" office:value="0.16715993038482815">
            <text:p>0.16715993038482815</text:p>
          </table:table-cell>
          <table:table-cell office:value-type="float" office:value="0.16752247464832382">
            <text:p>0.16752247464832382</text:p>
          </table:table-cell>
          <table:table-cell office:value-type="float" office:value="0.1742238438047835">
            <text:p>0.1742238438047835</text:p>
          </table:table-cell>
          <table:table-cell office:value-type="float" office:value="0.1917092685824914">
            <text:p>0.1917092685824914</text:p>
          </table:table-cell>
          <table:table-cell office:value-type="float" office:value="0.23379476070562838">
            <text:p>0.23379476070562838</text:p>
          </table:table-cell>
          <table:table-cell office:value-type="float" office:value="0.23544471479172657">
            <text:p>0.23544471479172657</text:p>
          </table:table-cell>
          <table:table-cell office:value-type="float" office:value="0.2281407891221354">
            <text:p>0.2281407891221354</text:p>
          </table:table-cell>
          <table:table-cell office:value-type="float" office:value="0.18723200670055748">
            <text:p>0.18723200670055748</text:p>
          </table:table-cell>
          <table:table-cell office:value-type="float" office:value="0.23598958732693295">
            <text:p>0.23598958732693295</text:p>
          </table:table-cell>
          <table:table-cell office:value-type="float" office:value="0.20945176278957817">
            <text:p>0.20945176278957817</text:p>
          </table:table-cell>
          <table:table-cell office:value-type="float" office:value="0.1940853705137713">
            <text:p>0.1940853705137713</text:p>
          </table:table-cell>
          <table:table-cell office:value-type="float" office:value="0.20771110789585762">
            <text:p>0.20771110789585762</text:p>
          </table:table-cell>
          <table:table-cell office:value-type="float" office:value="0.17714002591105593">
            <text:p>0.17714002591105593</text:p>
          </table:table-cell>
          <table:table-cell office:value-type="float" office:value="0.22299764583118867">
            <text:p>0.22299764583118867</text:p>
          </table:table-cell>
          <table:table-cell office:value-type="float" office:value="0.22776675401828034">
            <text:p>0.2277667540182803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7155950584169744">
            <text:p>0.057155950584169744</text:p>
          </table:table-cell>
          <table:table-cell office:value-type="float" office:value="0.055397417008286355">
            <text:p>0.055397417008286355</text:p>
          </table:table-cell>
          <table:table-cell office:value-type="float" office:value="0.0554087873073004">
            <text:p>0.0554087873073004</text:p>
          </table:table-cell>
          <table:table-cell office:value-type="float" office:value="0.05353398372637422">
            <text:p>0.05353398372637422</text:p>
          </table:table-cell>
          <table:table-cell office:value-type="float" office:value="0.05255739728738752">
            <text:p>0.05255739728738752</text:p>
          </table:table-cell>
          <table:table-cell office:value-type="float" office:value="0.051205180062514184">
            <text:p>0.051205180062514184</text:p>
          </table:table-cell>
          <table:table-cell office:value-type="float" office:value="0.05357713155731324">
            <text:p>0.05357713155731324</text:p>
          </table:table-cell>
          <table:table-cell office:value-type="float" office:value="0.06103492341448533">
            <text:p>0.06103492341448533</text:p>
          </table:table-cell>
          <table:table-cell office:value-type="float" office:value="0.06903456749943859">
            <text:p>0.06903456749943859</text:p>
          </table:table-cell>
          <table:table-cell office:value-type="float" office:value="0.07313235749806352">
            <text:p>0.07313235749806352</text:p>
          </table:table-cell>
          <table:table-cell office:value-type="float" office:value="0.07589090399767387">
            <text:p>0.07589090399767387</text:p>
          </table:table-cell>
          <table:table-cell office:value-type="float" office:value="0.07715246793318456">
            <text:p>0.07715246793318456</text:p>
          </table:table-cell>
          <table:table-cell office:value-type="float" office:value="0.07763614291471027">
            <text:p>0.07763614291471027</text:p>
          </table:table-cell>
          <table:table-cell office:value-type="float" office:value="0.07733483453583362">
            <text:p>0.07733483453583362</text:p>
          </table:table-cell>
          <table:table-cell office:value-type="float" office:value="0.0763774961862283">
            <text:p>0.0763774961862283</text:p>
          </table:table-cell>
          <table:table-cell office:value-type="float" office:value="0.07573968018131012">
            <text:p>0.07573968018131012</text:p>
          </table:table-cell>
          <table:table-cell office:value-type="float" office:value="0.07601178592999049">
            <text:p>0.07601178592999049</text:p>
          </table:table-cell>
          <table:table-cell office:value-type="float" office:value="0.07842869619877207">
            <text:p>0.07842869619877207</text:p>
          </table:table-cell>
          <table:table-cell office:value-type="float" office:value="0.08084679595625209">
            <text:p>0.08084679595625209</text:p>
          </table:table-cell>
          <table:table-cell office:value-type="float" office:value="0.08099733557813944">
            <text:p>0.08099733557813944</text:p>
          </table:table-cell>
          <table:table-cell office:value-type="float" office:value="0.07954586811440537">
            <text:p>0.07954586811440537</text:p>
          </table:table-cell>
          <table:table-cell office:value-type="float" office:value="0.07639306317668088">
            <text:p>0.07639306317668088</text:p>
          </table:table-cell>
          <table:table-cell office:value-type="float" office:value="0.07114303752564019">
            <text:p>0.07114303752564019</text:p>
          </table:table-cell>
          <table:table-cell office:value-type="float" office:value="0.06364925112286246">
            <text:p>0.0636492511228624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0168429578485025">
            <text:p>0.20168429578485025</text:p>
          </table:table-cell>
          <table:table-cell office:value-type="float" office:value="0.21326436050282324">
            <text:p>0.21326436050282324</text:p>
          </table:table-cell>
          <table:table-cell office:value-type="float" office:value="0.21758718101704566">
            <text:p>0.21758718101704566</text:p>
          </table:table-cell>
          <table:table-cell office:value-type="float" office:value="0.20301180423731732">
            <text:p>0.20301180423731732</text:p>
          </table:table-cell>
          <table:table-cell office:value-type="float" office:value="0.18346497684819166">
            <text:p>0.18346497684819166</text:p>
          </table:table-cell>
          <table:table-cell office:value-type="float" office:value="0.1457829203707085">
            <text:p>0.1457829203707085</text:p>
          </table:table-cell>
          <table:table-cell office:value-type="float" office:value="0.15870163598761186">
            <text:p>0.15870163598761186</text:p>
          </table:table-cell>
          <table:table-cell office:value-type="float" office:value="0.1184071405288993">
            <text:p>0.1184071405288993</text:p>
          </table:table-cell>
          <table:table-cell office:value-type="float" office:value="0.1337684517877555">
            <text:p>0.1337684517877555</text:p>
          </table:table-cell>
          <table:table-cell office:value-type="float" office:value="0.14655728527716969">
            <text:p>0.14655728527716969</text:p>
          </table:table-cell>
          <table:table-cell office:value-type="float" office:value="0.1461426298894235">
            <text:p>0.1461426298894235</text:p>
          </table:table-cell>
          <table:table-cell office:value-type="float" office:value="0.1524886394470402">
            <text:p>0.1524886394470402</text:p>
          </table:table-cell>
          <table:table-cell office:value-type="float" office:value="0.16983799641900438">
            <text:p>0.16983799641900438</text:p>
          </table:table-cell>
          <table:table-cell office:value-type="float" office:value="0.21200887308881913">
            <text:p>0.21200887308881913</text:p>
          </table:table-cell>
          <table:table-cell office:value-type="float" office:value="0.21392857081782646">
            <text:p>0.21392857081782646</text:p>
          </table:table-cell>
          <table:table-cell office:value-type="float" office:value="0.20680426046221004">
            <text:p>0.20680426046221004</text:p>
          </table:table-cell>
          <table:table-cell office:value-type="float" office:value="0.16581833493598697">
            <text:p>0.16581833493598697</text:p>
          </table:table-cell>
          <table:table-cell office:value-type="float" office:value="0.21389553645758924">
            <text:p>0.21389553645758924</text:p>
          </table:table-cell>
          <table:table-cell office:value-type="float" office:value="0.18667611615235874">
            <text:p>0.18667611615235874</text:p>
          </table:table-cell>
          <table:table-cell office:value-type="float" office:value="0.1712671303386629">
            <text:p>0.1712671303386629</text:p>
          </table:table-cell>
          <table:table-cell office:value-type="float" office:value="0.18530196947976976">
            <text:p>0.18530196947976976</text:p>
          </table:table-cell>
          <table:table-cell office:value-type="float" office:value="0.15561881342061087">
            <text:p>0.15561881342061087</text:p>
          </table:table-cell>
          <table:table-cell office:value-type="float" office:value="0.2029561333968838">
            <text:p>0.2029561333968838</text:p>
          </table:table-cell>
          <table:table-cell office:value-type="float" office:value="0.2098366266959222">
            <text:p>0.209836626695922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9118686621670234">
            <text:p>0.09118686621670234</text:p>
          </table:table-cell>
          <table:table-cell office:value-type="float" office:value="0.08838129366856465">
            <text:p>0.08838129366856465</text:p>
          </table:table-cell>
          <table:table-cell office:value-type="float" office:value="0.08839943389586279">
            <text:p>0.08839943389586279</text:p>
          </table:table-cell>
          <table:table-cell office:value-type="float" office:value="0.0854083636473722">
            <text:p>0.0854083636473722</text:p>
          </table:table-cell>
          <table:table-cell office:value-type="float" office:value="0.08385031315480306">
            <text:p>0.08385031315480306</text:p>
          </table:table-cell>
          <table:table-cell office:value-type="float" office:value="0.08169297958025486">
            <text:p>0.08169297958025486</text:p>
          </table:table-cell>
          <table:table-cell office:value-type="float" office:value="0.08547720189513419">
            <text:p>0.08547720189513419</text:p>
          </table:table-cell>
          <table:table-cell office:value-type="float" office:value="0.09737539729563732">
            <text:p>0.09737539729563732</text:p>
          </table:table-cell>
          <table:table-cell office:value-type="float" office:value="0.11013806623037296">
            <text:p>0.11013806623037296</text:p>
          </table:table-cell>
          <table:table-cell office:value-type="float" office:value="0.11667569922518206">
            <text:p>0.11667569922518206</text:p>
          </table:table-cell>
          <table:table-cell office:value-type="float" office:value="0.12107669698729824">
            <text:p>0.12107669698729824</text:p>
          </table:table-cell>
          <table:table-cell office:value-type="float" office:value="0.12308940188740791">
            <text:p>0.12308940188740791</text:p>
          </table:table-cell>
          <table:table-cell office:value-type="float" office:value="0.12386105917561688">
            <text:p>0.12386105917561688</text:p>
          </table:table-cell>
          <table:table-cell office:value-type="float" office:value="0.12338035040332257">
            <text:p>0.12338035040332257</text:p>
          </table:table-cell>
          <table:table-cell office:value-type="float" office:value="0.12185300840100534">
            <text:p>0.12185300840100534</text:p>
          </table:table-cell>
          <table:table-cell office:value-type="float" office:value="0.12083543381573707">
            <text:p>0.12083543381573707</text:p>
          </table:table-cell>
          <table:table-cell office:value-type="float" office:value="0.12126955257761682">
            <text:p>0.12126955257761682</text:p>
          </table:table-cell>
          <table:table-cell office:value-type="float" office:value="0.12512550232711156">
            <text:p>0.12512550232711156</text:p>
          </table:table-cell>
          <table:table-cell office:value-type="float" office:value="0.1289833497923419">
            <text:p>0.1289833497923419</text:p>
          </table:table-cell>
          <table:table-cell office:value-type="float" office:value="0.12922352139689117">
            <text:p>0.12922352139689117</text:p>
          </table:table-cell>
          <table:table-cell office:value-type="float" office:value="0.1269078435351702">
            <text:p>0.1269078435351702</text:p>
          </table:table-cell>
          <table:table-cell office:value-type="float" office:value="0.12187784404911002">
            <text:p>0.12187784404911002</text:p>
          </table:table-cell>
          <table:table-cell office:value-type="float" office:value="0.11350192899944753">
            <text:p>0.11350192899944753</text:p>
          </table:table-cell>
          <table:table-cell office:value-type="float" office:value="0.10154630773547592">
            <text:p>0.10154630773547592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19813301551155724">
            <text:p>0.19813301551155724</text:p>
          </table:table-cell>
          <table:table-cell office:value-type="float" office:value="0.1920370000187345">
            <text:p>0.1920370000187345</text:p>
          </table:table-cell>
          <table:table-cell office:value-type="float" office:value="0.1920764155407917">
            <text:p>0.1920764155407917</text:p>
          </table:table-cell>
          <table:table-cell office:value-type="float" office:value="0.18557734618433458">
            <text:p>0.18557734618433458</text:p>
          </table:table-cell>
          <table:table-cell office:value-type="float" office:value="0.18219197661062428">
            <text:p>0.18219197661062428</text:p>
          </table:table-cell>
          <table:table-cell office:value-type="float" office:value="0.17750447034657765">
            <text:p>0.17750447034657765</text:p>
          </table:table-cell>
          <table:table-cell office:value-type="float" office:value="0.18572691958429313">
            <text:p>0.18572691958429313</text:p>
          </table:table-cell>
          <table:table-cell office:value-type="float" office:value="0.21157960464362083">
            <text:p>0.21157960464362083</text:p>
          </table:table-cell>
          <table:table-cell office:value-type="float" office:value="0.23931063858446772">
            <text:p>0.23931063858446772</text:p>
          </table:table-cell>
          <table:table-cell office:value-type="float" office:value="0.2535157647535273">
            <text:p>0.2535157647535273</text:p>
          </table:table-cell>
          <table:table-cell office:value-type="float" office:value="0.2630783585134153">
            <text:p>0.2630783585134153</text:p>
          </table:table-cell>
          <table:table-cell office:value-type="float" office:value="0.2674516121160349">
            <text:p>0.2674516121160349</text:p>
          </table:table-cell>
          <table:table-cell office:value-type="float" office:value="0.2691282876264183">
            <text:p>0.2691282876264183</text:p>
          </table:table-cell>
          <table:table-cell office:value-type="float" office:value="0.26808379204729477">
            <text:p>0.26808379204729477</text:p>
          </table:table-cell>
          <table:table-cell office:value-type="float" office:value="0.2647651466195933">
            <text:p>0.2647651466195933</text:p>
          </table:table-cell>
          <table:table-cell office:value-type="float" office:value="0.26255413609305334">
            <text:p>0.26255413609305334</text:p>
          </table:table-cell>
          <table:table-cell office:value-type="float" office:value="0.26349739977728953">
            <text:p>0.26349739977728953</text:p>
          </table:table-cell>
          <table:table-cell office:value-type="float" office:value="0.2718757001096294">
            <text:p>0.2718757001096294</text:p>
          </table:table-cell>
          <table:table-cell office:value-type="float" office:value="0.28025812384434984">
            <text:p>0.28025812384434984</text:p>
          </table:table-cell>
          <table:table-cell office:value-type="float" office:value="0.2807799744816617">
            <text:p>0.2807799744816617</text:p>
          </table:table-cell>
          <table:table-cell office:value-type="float" office:value="0.27574841394304367">
            <text:p>0.27574841394304367</text:p>
          </table:table-cell>
          <table:table-cell office:value-type="float" office:value="0.26481911011296977">
            <text:p>0.26481911011296977</text:p>
          </table:table-cell>
          <table:table-cell office:value-type="float" office:value="0.24661972049347797">
            <text:p>0.24661972049347797</text:p>
          </table:table-cell>
          <table:table-cell office:value-type="float" office:value="0.2206422591371955">
            <text:p>0.220642259137195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996945951248355">
            <text:p>0.0996945951248355</text:p>
          </table:table-cell>
          <table:table-cell office:value-type="float" office:value="0.09662726283363435">
            <text:p>0.09662726283363435</text:p>
          </table:table-cell>
          <table:table-cell office:value-type="float" office:value="0.09664709554300337">
            <text:p>0.09664709554300337</text:p>
          </table:table-cell>
          <table:table-cell office:value-type="float" office:value="0.09337695862762178">
            <text:p>0.09337695862762178</text:p>
          </table:table-cell>
          <table:table-cell office:value-type="float" office:value="0.0916735421216569">
            <text:p>0.0916735421216569</text:p>
          </table:table-cell>
          <table:table-cell office:value-type="float" office:value="0.08931492945969001">
            <text:p>0.08931492945969001</text:p>
          </table:table-cell>
          <table:table-cell office:value-type="float" office:value="0.0934522194795894">
            <text:p>0.0934522194795894</text:p>
          </table:table-cell>
          <table:table-cell office:value-type="float" office:value="0.10646051576592519">
            <text:p>0.10646051576592519</text:p>
          </table:table-cell>
          <table:table-cell office:value-type="float" office:value="0.1204139409131064">
            <text:p>0.1204139409131064</text:p>
          </table:table-cell>
          <table:table-cell office:value-type="float" office:value="0.12756153465696224">
            <text:p>0.12756153465696224</text:p>
          </table:table-cell>
          <table:table-cell office:value-type="float" office:value="0.13237314523470356">
            <text:p>0.13237314523470356</text:p>
          </table:table-cell>
          <table:table-cell office:value-type="float" office:value="0.1345736353759639">
            <text:p>0.1345736353759639</text:p>
          </table:table-cell>
          <table:table-cell office:value-type="float" office:value="0.13541728824084362">
            <text:p>0.13541728824084362</text:p>
          </table:table-cell>
          <table:table-cell office:value-type="float" office:value="0.13489172937019475">
            <text:p>0.13489172937019475</text:p>
          </table:table-cell>
          <table:table-cell office:value-type="float" office:value="0.1332218864547003">
            <text:p>0.1332218864547003</text:p>
          </table:table-cell>
          <table:table-cell office:value-type="float" office:value="0.132109372224343">
            <text:p>0.132109372224343</text:p>
          </table:table-cell>
          <table:table-cell office:value-type="float" office:value="0.13258399423952422">
            <text:p>0.13258399423952422</text:p>
          </table:table-cell>
          <table:table-cell office:value-type="float" office:value="0.13679970385919682">
            <text:p>0.13679970385919682</text:p>
          </table:table-cell>
          <table:table-cell office:value-type="float" office:value="0.1410174882513651">
            <text:p>0.1410174882513651</text:p>
          </table:table-cell>
          <table:table-cell office:value-type="float" office:value="0.14128006785157976">
            <text:p>0.14128006785157976</text:p>
          </table:table-cell>
          <table:table-cell office:value-type="float" office:value="0.13874833739036166">
            <text:p>0.13874833739036166</text:p>
          </table:table-cell>
          <table:table-cell office:value-type="float" office:value="0.13324903926721796">
            <text:p>0.13324903926721796</text:p>
          </table:table-cell>
          <table:table-cell office:value-type="float" office:value="0.12409165186790036">
            <text:p>0.12409165186790036</text:p>
          </table:table-cell>
          <table:table-cell office:value-type="float" office:value="0.11102057188862934">
            <text:p>0.1110205718886293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2782441841242514">
            <text:p>0.022782441841242514</text:p>
          </table:table-cell>
          <table:table-cell office:value-type="float" office:value="0.02208148789840782">
            <text:p>0.02208148789840782</text:p>
          </table:table-cell>
          <table:table-cell office:value-type="float" office:value="0.022086020115497294">
            <text:p>0.022086020115497294</text:p>
          </table:table-cell>
          <table:table-cell office:value-type="float" office:value="0.02133872078603722">
            <text:p>0.02133872078603722</text:p>
          </table:table-cell>
          <table:table-cell office:value-type="float" office:value="0.020949452065602024">
            <text:p>0.020949452065602024</text:p>
          </table:table-cell>
          <table:table-cell office:value-type="float" office:value="0.020410456388554602">
            <text:p>0.020410456388554602</text:p>
          </table:table-cell>
          <table:table-cell office:value-type="float" office:value="0.02135591957179623">
            <text:p>0.02135591957179623</text:p>
          </table:table-cell>
          <table:table-cell office:value-type="float" office:value="0.024328605836543126">
            <text:p>0.024328605836543126</text:p>
          </table:table-cell>
          <table:table-cell office:value-type="float" office:value="0.02751727515711888">
            <text:p>0.02751727515711888</text:p>
          </table:table-cell>
          <table:table-cell office:value-type="float" office:value="0.02915065998174561">
            <text:p>0.02915065998174561</text:p>
          </table:table-cell>
          <table:table-cell office:value-type="float" office:value="0.030250220474597293">
            <text:p>0.030250220474597293</text:p>
          </table:table-cell>
          <table:table-cell office:value-type="float" office:value="0.030753081623716885">
            <text:p>0.030753081623716885</text:p>
          </table:table-cell>
          <table:table-cell office:value-type="float" office:value="0.030945875147821638">
            <text:p>0.030945875147821638</text:p>
          </table:table-cell>
          <table:table-cell office:value-type="float" office:value="0.030825773206591054">
            <text:p>0.030825773206591054</text:p>
          </table:table-cell>
          <table:table-cell office:value-type="float" office:value="0.030444176801503624">
            <text:p>0.030444176801503624</text:p>
          </table:table-cell>
          <table:table-cell office:value-type="float" office:value="0.030189942449892877">
            <text:p>0.030189942449892877</text:p>
          </table:table-cell>
          <table:table-cell office:value-type="float" office:value="0.0302984041818843">
            <text:p>0.0302984041818843</text:p>
          </table:table-cell>
          <table:table-cell office:value-type="float" office:value="0.03126178799531469">
            <text:p>0.03126178799531469</text:p>
          </table:table-cell>
          <table:table-cell office:value-type="float" office:value="0.03222564594060399">
            <text:p>0.03222564594060399</text:p>
          </table:table-cell>
          <table:table-cell office:value-type="float" office:value="0.032285651244433146">
            <text:p>0.032285651244433146</text:p>
          </table:table-cell>
          <table:table-cell office:value-type="float" office:value="0.031707094283364386">
            <text:p>0.031707094283364386</text:p>
          </table:table-cell>
          <table:table-cell office:value-type="float" office:value="0.03045038182567005">
            <text:p>0.03045038182567005</text:p>
          </table:table-cell>
          <table:table-cell office:value-type="float" office:value="0.028357714258471983">
            <text:p>0.028357714258471983</text:p>
          </table:table-cell>
          <table:table-cell office:value-type="float" office:value="0.02537068051750465">
            <text:p>0.0253706805175046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5953419174042957">
            <text:p>0.15953419174042957</text:p>
          </table:table-cell>
          <table:table-cell office:value-type="float" office:value="0.15462575736378853">
            <text:p>0.15462575736378853</text:p>
          </table:table-cell>
          <table:table-cell office:value-type="float" office:value="0.15465749424235498">
            <text:p>0.15465749424235498</text:p>
          </table:table-cell>
          <table:table-cell office:value-type="float" office:value="0.14942452600548353">
            <text:p>0.14942452600548353</text:p>
          </table:table-cell>
          <table:table-cell office:value-type="float" office:value="0.14669866935160913">
            <text:p>0.14669866935160913</text:p>
          </table:table-cell>
          <table:table-cell office:value-type="float" office:value="0.14292434874591886">
            <text:p>0.14292434874591886</text:p>
          </table:table-cell>
          <table:table-cell office:value-type="float" office:value="0.14954496061052286">
            <text:p>0.14954496061052286</text:p>
          </table:table-cell>
          <table:table-cell office:value-type="float" office:value="0.1703612148052665">
            <text:p>0.1703612148052665</text:p>
          </table:table-cell>
          <table:table-cell office:value-type="float" office:value="0.19268989170172968">
            <text:p>0.19268989170172968</text:p>
          </table:table-cell>
          <table:table-cell office:value-type="float" office:value="0.20412767917041952">
            <text:p>0.20412767917041952</text:p>
          </table:table-cell>
          <table:table-cell office:value-type="float" office:value="0.21182735841108907">
            <text:p>0.21182735841108907</text:p>
          </table:table-cell>
          <table:table-cell office:value-type="float" office:value="0.2153486467585589">
            <text:p>0.2153486467585589</text:p>
          </table:table-cell>
          <table:table-cell office:value-type="float" office:value="0.21669868461908146">
            <text:p>0.21669868461908146</text:p>
          </table:table-cell>
          <table:table-cell office:value-type="float" office:value="0.21585767002309586">
            <text:p>0.21585767002309586</text:p>
          </table:table-cell>
          <table:table-cell office:value-type="float" office:value="0.213185538805516">
            <text:p>0.213185538805516</text:p>
          </table:table-cell>
          <table:table-cell office:value-type="float" office:value="0.2114052611654154">
            <text:p>0.2114052611654154</text:p>
          </table:table-cell>
          <table:table-cell office:value-type="float" office:value="0.21216476512327">
            <text:p>0.21216476512327</text:p>
          </table:table-cell>
          <table:table-cell office:value-type="float" office:value="0.2189108663130555">
            <text:p>0.2189108663130555</text:p>
          </table:table-cell>
          <table:table-cell office:value-type="float" office:value="0.2256602876141541">
            <text:p>0.2256602876141541</text:p>
          </table:table-cell>
          <table:table-cell office:value-type="float" office:value="0.22608047513019175">
            <text:p>0.22608047513019175</text:p>
          </table:table-cell>
          <table:table-cell office:value-type="float" office:value="0.22202912638526315">
            <text:p>0.22202912638526315</text:p>
          </table:table-cell>
          <table:table-cell office:value-type="float" office:value="0.2132289895261206">
            <text:p>0.2132289895261206</text:p>
          </table:table-cell>
          <table:table-cell office:value-type="float" office:value="0.198575071774864">
            <text:p>0.198575071774864</text:p>
          </table:table-cell>
          <table:table-cell office:value-type="float" office:value="0.17765834928798988">
            <text:p>0.1776583492879898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2852951524971667">
            <text:p>0.12852951524971667</text:p>
          </table:table-cell>
          <table:table-cell office:value-type="float" office:value="0.12457501067497713">
            <text:p>0.12457501067497713</text:p>
          </table:table-cell>
          <table:table-cell office:value-type="float" office:value="0.12460057964908361">
            <text:p>0.12460057964908361</text:p>
          </table:table-cell>
          <table:table-cell office:value-type="float" office:value="0.12038461275531316">
            <text:p>0.12038461275531316</text:p>
          </table:table-cell>
          <table:table-cell office:value-type="float" office:value="0.11818851278112794">
            <text:p>0.11818851278112794</text:p>
          </table:table-cell>
          <table:table-cell office:value-type="float" office:value="0.1151477126081117">
            <text:p>0.1151477126081117</text:p>
          </table:table-cell>
          <table:table-cell office:value-type="float" office:value="0.12048164149401791">
            <text:p>0.12048164149401791</text:p>
          </table:table-cell>
          <table:table-cell office:value-type="float" office:value="0.1372523602457611">
            <text:p>0.1372523602457611</text:p>
          </table:table-cell>
          <table:table-cell office:value-type="float" office:value="0.1552415698713649">
            <text:p>0.1552415698713649</text:p>
          </table:table-cell>
          <table:table-cell office:value-type="float" office:value="0.16445648024789264">
            <text:p>0.16445648024789264</text:p>
          </table:table-cell>
          <table:table-cell office:value-type="float" office:value="0.17065976513363065">
            <text:p>0.17065976513363065</text:p>
          </table:table-cell>
          <table:table-cell office:value-type="float" office:value="0.1734967086089889">
            <text:p>0.1734967086089889</text:p>
          </table:table-cell>
          <table:table-cell office:value-type="float" office:value="0.17458437332768478">
            <text:p>0.17458437332768478</text:p>
          </table:table-cell>
          <table:table-cell office:value-type="float" office:value="0.17390680573442682">
            <text:p>0.17390680573442682</text:p>
          </table:table-cell>
          <table:table-cell office:value-type="float" office:value="0.17175398992527421">
            <text:p>0.17175398992527421</text:p>
          </table:table-cell>
          <table:table-cell office:value-type="float" office:value="0.17031970038774133">
            <text:p>0.17031970038774133</text:p>
          </table:table-cell>
          <table:table-cell office:value-type="float" office:value="0.17093159852987835">
            <text:p>0.17093159852987835</text:p>
          </table:table-cell>
          <table:table-cell office:value-type="float" office:value="0.1763666285149213">
            <text:p>0.1763666285149213</text:p>
          </table:table-cell>
          <table:table-cell office:value-type="float" office:value="0.18180433336415944">
            <text:p>0.18180433336415944</text:p>
          </table:table-cell>
          <table:table-cell office:value-type="float" office:value="0.18214285952686435">
            <text:p>0.18214285952686435</text:p>
          </table:table-cell>
          <table:table-cell office:value-type="float" office:value="0.178878870255271">
            <text:p>0.178878870255271</text:p>
          </table:table-cell>
          <table:table-cell office:value-type="float" office:value="0.171788996214494">
            <text:p>0.171788996214494</text:p>
          </table:table-cell>
          <table:table-cell office:value-type="float" office:value="0.15998299447574085">
            <text:p>0.15998299447574085</text:p>
          </table:table-cell>
          <table:table-cell office:value-type="float" office:value="0.14313133294461894">
            <text:p>0.1431313329446189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60753178243313305">
            <text:p>0.060753178243313305</text:p>
          </table:table-cell>
          <table:table-cell office:value-type="float" office:value="0.05888396772908762">
            <text:p>0.05888396772908762</text:p>
          </table:table-cell>
          <table:table-cell office:value-type="float" office:value="0.05889605364132626">
            <text:p>0.05889605364132626</text:p>
          </table:table-cell>
          <table:table-cell office:value-type="float" office:value="0.05690325542943276">
            <text:p>0.05690325542943276</text:p>
          </table:table-cell>
          <table:table-cell office:value-type="float" office:value="0.05586520550827199">
            <text:p>0.05586520550827199</text:p>
          </table:table-cell>
          <table:table-cell office:value-type="float" office:value="0.0544278837028122">
            <text:p>0.0544278837028122</text:p>
          </table:table-cell>
          <table:table-cell office:value-type="float" office:value="0.05694911885812321">
            <text:p>0.05694911885812321</text:p>
          </table:table-cell>
          <table:table-cell office:value-type="float" office:value="0.06487628223078167">
            <text:p>0.06487628223078167</text:p>
          </table:table-cell>
          <table:table-cell office:value-type="float" office:value="0.07337940041898376">
            <text:p>0.07337940041898376</text:p>
          </table:table-cell>
          <table:table-cell office:value-type="float" office:value="0.07773509328465489">
            <text:p>0.07773509328465489</text:p>
          </table:table-cell>
          <table:table-cell office:value-type="float" office:value="0.08066725459892612">
            <text:p>0.08066725459892612</text:p>
          </table:table-cell>
          <table:table-cell office:value-type="float" office:value="0.08200821766324516">
            <text:p>0.08200821766324516</text:p>
          </table:table-cell>
          <table:table-cell office:value-type="float" office:value="0.08252233372752422">
            <text:p>0.08252233372752422</text:p>
          </table:table-cell>
          <table:table-cell office:value-type="float" office:value="0.08220206188424263">
            <text:p>0.08220206188424263</text:p>
          </table:table-cell>
          <table:table-cell office:value-type="float" office:value="0.08118447147067627">
            <text:p>0.08118447147067627</text:p>
          </table:table-cell>
          <table:table-cell office:value-type="float" office:value="0.08050651319971419">
            <text:p>0.08050651319971419</text:p>
          </table:table-cell>
          <table:table-cell office:value-type="float" office:value="0.08079574448502491">
            <text:p>0.08079574448502491</text:p>
          </table:table-cell>
          <table:table-cell office:value-type="float" office:value="0.0833647679875059">
            <text:p>0.0833647679875059</text:p>
          </table:table-cell>
          <table:table-cell office:value-type="float" office:value="0.08593505584161062">
            <text:p>0.08593505584161062</text:p>
          </table:table-cell>
          <table:table-cell office:value-type="float" office:value="0.08609506998515512">
            <text:p>0.08609506998515512</text:p>
          </table:table-cell>
          <table:table-cell office:value-type="float" office:value="0.08455225142230503">
            <text:p>0.08455225142230503</text:p>
          </table:table-cell>
          <table:table-cell office:value-type="float" office:value="0.08120101820178663">
            <text:p>0.08120101820178663</text:p>
          </table:table-cell>
          <table:table-cell office:value-type="float" office:value="0.07562057135592522">
            <text:p>0.07562057135592522</text:p>
          </table:table-cell>
          <table:table-cell office:value-type="float" office:value="0.06765514804667903">
            <text:p>0.0676551480466790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556488368248493">
            <text:p>0.04556488368248493</text:p>
          </table:table-cell>
          <table:table-cell office:value-type="float" office:value="0.04416297579681574">
            <text:p>0.04416297579681574</text:p>
          </table:table-cell>
          <table:table-cell office:value-type="float" office:value="0.04417204023099469">
            <text:p>0.04417204023099469</text:p>
          </table:table-cell>
          <table:table-cell office:value-type="float" office:value="0.042677441572074544">
            <text:p>0.042677441572074544</text:p>
          </table:table-cell>
          <table:table-cell office:value-type="float" office:value="0.04189890413120405">
            <text:p>0.04189890413120405</text:p>
          </table:table-cell>
          <table:table-cell office:value-type="float" office:value="0.040820912777109204">
            <text:p>0.040820912777109204</text:p>
          </table:table-cell>
          <table:table-cell office:value-type="float" office:value="0.04271183914359246">
            <text:p>0.04271183914359246</text:p>
          </table:table-cell>
          <table:table-cell office:value-type="float" office:value="0.04865721167308625">
            <text:p>0.04865721167308625</text:p>
          </table:table-cell>
          <table:table-cell office:value-type="float" office:value="0.055034550314237866">
            <text:p>0.055034550314237866</text:p>
          </table:table-cell>
          <table:table-cell office:value-type="float" office:value="0.05830131996349122">
            <text:p>0.05830131996349122</text:p>
          </table:table-cell>
          <table:table-cell office:value-type="float" office:value="0.06050044094919449">
            <text:p>0.06050044094919449</text:p>
          </table:table-cell>
          <table:table-cell office:value-type="float" office:value="0.06150616324743387">
            <text:p>0.06150616324743387</text:p>
          </table:table-cell>
          <table:table-cell office:value-type="float" office:value="0.06189175029564317">
            <text:p>0.06189175029564317</text:p>
          </table:table-cell>
          <table:table-cell office:value-type="float" office:value="0.061651546413182004">
            <text:p>0.061651546413182004</text:p>
          </table:table-cell>
          <table:table-cell office:value-type="float" office:value="0.06088835360300714">
            <text:p>0.06088835360300714</text:p>
          </table:table-cell>
          <table:table-cell office:value-type="float" office:value="0.06037988489978565">
            <text:p>0.06037988489978565</text:p>
          </table:table-cell>
          <table:table-cell office:value-type="float" office:value="0.0605968083637686">
            <text:p>0.0605968083637686</text:p>
          </table:table-cell>
          <table:table-cell office:value-type="float" office:value="0.06252357599062938">
            <text:p>0.06252357599062938</text:p>
          </table:table-cell>
          <table:table-cell office:value-type="float" office:value="0.06445129188120798">
            <text:p>0.06445129188120798</text:p>
          </table:table-cell>
          <table:table-cell office:value-type="float" office:value="0.06457130248886639">
            <text:p>0.06457130248886639</text:p>
          </table:table-cell>
          <table:table-cell office:value-type="float" office:value="0.06341418856672877">
            <text:p>0.06341418856672877</text:p>
          </table:table-cell>
          <table:table-cell office:value-type="float" office:value="0.06090076365134">
            <text:p>0.06090076365134</text:p>
          </table:table-cell>
          <table:table-cell office:value-type="float" office:value="0.056715428516943965">
            <text:p>0.056715428516943965</text:p>
          </table:table-cell>
          <table:table-cell office:value-type="float" office:value="0.0507413610350093">
            <text:p>0.050741361035009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